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c8781"/>
    </style:style>
    <style:style style:name="T1" style:family="text">
      <style:text-properties officeooo:rsid="001c8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xt containing special&amp;*(**$)*)$* 255 characters.Text containing special&amp;*(**$)*)$* 255 characters.Text containing special&amp;*(**$)*)$* 255 characters.Text containing special&amp;*(**$)*)$* 255 characters.Text containing special&amp;*(**$)*)$* 255 characterssss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1.2$Windows_x86 LibreOffice_project/84102822e3d61eb989ddd325abf1ac077904985</meta:generator>
    <dc:date>2015-08-11T16:33:22.78</dc:date>
    <meta:document-statistic meta:table-count="0" meta:image-count="0" meta:object-count="0" meta:page-count="1" meta:paragraph-count="1" meta:word-count="21" meta:character-count="255" meta:non-whitespace-character-count="235"/>
    <meta:user-defined meta:name="Info 1"/>
    <meta:user-defined meta:name="Info 2"/>
    <meta:user-defined meta:name="Info 3"/>
    <meta:user-defined meta:name="Info 4"/>
  </office:meta>
</office:document-meta>
</file>